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bblesort_einfach</text:p>
      <text:p text:style-name="P1"/>
      <text:p text:style-name="P1"/>
      <text:p text:style-name="P1"><text:s/>public void hatKnopfSortierenbubbleGeklickt()</text:p>
      <text:p text:style-name="P1"><text:s text:c="4"/>{ <text:s/>int lauf1,lauf2;</text:p>
      <text:p text:style-name="P1"><text:s text:c="7"/>int hilf; </text:p>
      <text:p text:style-name="P1"><text:s text:c="7"/>int min;</text:p>
      <text:p text:style-name="P1"><text:s text:c="8"/></text:p>
      <text:p text:style-name="P1"><text:s text:c="7"/>for (lauf1=0; lauf1&lt;99;lauf1++)</text:p>
      <text:p text:style-name="P1"><text:s text:c="7"/>{</text:p>
      <text:p text:style-name="P1"><text:s text:c="11"/>for(lauf2=0;lauf2&lt;99-lauf1;lauf2++)</text:p>
      <text:p text:style-name="P1"><text:s text:c="11"/>{</text:p>
      <text:p text:style-name="P1"><text:s text:c="15"/>if(zahlenfeld[lauf2]&gt;zahlenfeld[lauf2+1])</text:p>
      <text:p text:style-name="P1"><text:s text:c="17"/>{ <text:s/>hilf = zahlenfeld[lauf2];</text:p>
      <text:p text:style-name="P1"><text:s text:c="20"/>zahlenfeld[lauf2] = zahlenfeld[lauf2+1] ;</text:p>
      <text:p text:style-name="P1"><text:s text:c="20"/>zahlenfeld[lauf2+1]= hilf;</text:p>
      <text:p text:style-name="P1"><text:s text:c="18"/>}</text:p>
      <text:p text:style-name="P1"><text:s text:c="12"/>}</text:p>
      <text:p text:style-name="P1"><text:s text:c="8"/>}</text:p>
      <text:p text:style-name="P1"><text:s text:c="8"/>// <text:s text:c="3"/>Schreiben Sie hier den Text ihres Dienstes</text:p>
      <text:p text:style-name="P1"><text:s text:c="4"/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0.88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12-08-31T12:01:16.62</meta:creation-date>
    <meta:editing-cycles>2</meta:editing-cycles>
    <meta:editing-duration>PT00H01M04S</meta:editing-duration>
    <meta:document-statistic meta:table-count="0" meta:image-count="0" meta:object-count="0" meta:page-count="1" meta:paragraph-count="19" meta:word-count="40" meta:character-count="541"/>
    <dc:date>2012-08-31T12:02:11.73</dc:date>
    <meta:user-defined meta:name="Info 1"/>
    <meta:user-defined meta:name="Info 2"/>
    <meta:user-defined meta:name="Info 3"/>
    <meta:user-defined meta:name="Info 4"/>
  </office:meta>
</office:document-meta>
</file>